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8" office:value-type="string" office:string-value="Exception Notification. Details">
            <text:p>Exception Notification. Details</text:p>
          </table:table-cell>
          <table:table-cell table:style-name="ce8" office:value-type="string" office:string-value=""/>
          <table:table-cell table:style-name="ce8" office:value-type="string" office:string-value="Exception Notification">
            <text:p>Exception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Notification">
            <text:p>ExceptionNotifica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Notification. UBL Version Identifier. Identifier">
            <text:p>Exception Notification. UBL Vers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Notification. Customization Identifier. Identifier">
            <text:p>Exception Notification. Customiza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Notification. Profile Identifier. Identifier">
            <text:p>Exception Notification. Profile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Notification. Profile Execution Identifier. Identifier">
            <text:p>Exception Notification. Profile Execu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Notification. Identifier">
            <text:p>Exception Notification.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Notification Number">
            <text:p>Exception Notificat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Notification. Copy_ Indicator. Indicator">
            <text:p>Exception Notification. Copy_ Indicator. Indicator</text:p>
          </table:table-cell>
          <table:table-cell table:style-name="ce9" office:value-type="string" office:string-value=""/>
          <table:table-cell office:value-type="string" table:style-name="ce9" office:string-value="Exception Notification">
            <text:p>Exception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Notification. UUID. Identifier">
            <text:p>Exception Notification. UUID.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Notification. Issue Date. Date">
            <text:p>Exception Notification. Issue Date. Dat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Notification Date">
            <text:p>Exception Notification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Notification. Issue Time. Time">
            <text:p>Exception Notification. Issue Time. Tim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Notification. Note. Text">
            <text:p>Exception Notification. Note. Text</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10" office:value-type="string" office:string-value="Exception Notification. Exception Observation_ Period. Period">
            <text:p>Exception Notification. Exception Observation_ Period. Period</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Exception Observation">
            <text:p>Exception Observation</text:p>
          </table:table-cell>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s are observed.">
            <text:p>The period of time during which the exceptions are observ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Exception Notification. Document Reference">
            <text:p>Exception Notification. Document Referenc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Exception Notification. Signature">
            <text:p>Exception Notification. Signatur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Exception Notification. Sender_ Party. Party">
            <text:p>Exception Notification. Send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Exception Notification. Receiver_ Party. Party">
            <text:p>Exception Notification. Receiv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Exception Notification. Buyer_ Customer Party. Customer Party">
            <text:p>Exception Notification. Buyer_ Customer Party. Custom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Exception Notification. Seller_ Supplier Party. Supplier Party">
            <text:p>Exception Notification. Seller_ Supplier Party. Suppli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10" office:value-type="string" office:string-value="Exception Notification. Exception Notification Line">
            <text:p>Exception Notification. Exception Notification Lin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Exception Notification Line">
            <text:p>Exception Notification Line</text:p>
          </table:table-cell>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the Exception Notification.">
            <text:p>A line in the Exception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